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office:value-type="string" table:style-name="ce1">
            <text:p>итоговое время</text:p>
          </table:table-cell>
          <table:table-cell office:value-type="string" table:style-name="ce1">
            <text:p>время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2]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[.B3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B4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D2]+[.B5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formula="of:=[.D4]+[.B6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; 4; 5</text:p>
          </table:table-cell>
          <table:table-cell office:value-type="float" office:value="11" table:formula="of:=[.D3]+[.B7]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4" table:formula="of:=[.D7]+[.B8]" table:style-name="ce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B9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[.D9]+[.B10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B11]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[.D11]+[.B12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9; 11</text:p>
          </table:table-cell>
          <table:table-cell office:value-type="float" office:value="17" table:formula="of:=[.D12]+[.B13]" table:style-name="ce1">
            <text:p>17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4T17:02:59Z</dc:date>
  </office:meta>
</office:document-meta>
</file>